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hysicianDataAccess.initial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PhysicianDataAccess.getPhysicians( Physician criteria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PhysicianDataAccess.getPhysician( int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hysicianDataAccess.addPhysician( Physician physici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hysicianDataAccess.PhysicianDataAcc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